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88ba5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8ae8dc" officeooo:paragraph-rsid="008ae8dc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57a7a0" officeooo:paragraph-rsid="008a415a" style:font-style-asian="normal" style:font-weight-asian="bold" style:font-style-complex="normal" style:font-weight-complex="bold"/>
    </style:style>
    <style:style style:name="P68" style:family="paragraph" style:parent-style-name="Standard">
      <style:text-properties officeooo:rsid="008ad832" officeooo:paragraph-rsid="008ad832"/>
    </style:style>
    <style:style style:name="P69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bold" officeooo:rsid="0057a7a0" officeooo:paragraph-rsid="008a415a" style:font-style-asian="normal" style:font-weight-asian="bold" style:font-style-complex="normal" style:font-weight-complex="bold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  <style:style style:name="T41" style:family="text">
      <style:text-properties officeooo:rsid="008d18d2"/>
    </style:style>
    <style:style style:name="T42" style:family="text">
      <style:text-properties officeooo:rsid="008e0f5b"/>
    </style:style>
    <style:style style:name="T43" style:family="text">
      <style:text-properties officeooo:rsid="008e6459"/>
    </style:style>
    <style:style style:name="T44" style:family="text">
      <style:text-properties officeooo:rsid="008fb2e3"/>
    </style:style>
    <style:style style:name="T45" style:family="text">
      <style:text-properties officeooo:rsid="00915dd7"/>
    </style:style>
    <style:style style:name="T46" style:family="text">
      <style:text-properties officeooo:rsid="00924e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68">Actual operating system is Github_PCB-111000_V2\Mini-OS_V22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<text:soft-page-break/>ATMEGA_project_work_BKP_30_Sept_2022\I2C_apps_project_V10</text:p>
      <text:p text:style-name="P16"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7"><text:soft-page-break/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3">Example_1<text:tab/><text:tab/>Modes 0 – 4 tested OK<text:tab/><text:span text:style-name="T32">Saved as Example_1E</text:span></text:p>
      <text:p text:style-name="P54">Example_<text:span text:style-name="T33">4</text:span><text:tab/><text:tab/>Modes 0 – 4 tested OK<text:tab/><text:span text:style-name="T32">Saved as Example_4E</text:span></text:p>
      <text:p text:style-name="P54">Example_<text:span text:style-name="T33">7</text:span><text:tab/><text:tab/>Modes 0 – 4 tested OK<text:tab/><text:span text:style-name="T32">Saved as Example_7E</text:span></text:p>
      <text:p text:style-name="P54">Example_<text:span text:style-name="T33">9</text:span><text:tab/><text:tab/>Modes 0 – 4 tested OK<text:tab/><text:span text:style-name="T32">Saved as Example_9E</text:span></text:p>
      <text:p text:style-name="P8"/>
      <text:p text:style-name="P66">2_Receiver_Transmitter_Basic</text:p>
      <text:p text:style-name="P66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52">Tested with setup_HW_extra<text:tab/></text:p>
      <text:p text:style-name="P63">Example_1</text:p>
      <text:p text:style-name="P63">Example_<text:span text:style-name="T35">3</text:span></text:p>
      <text:p text:style-name="P63">Example_<text:span text:style-name="T37">5</text:span></text:p>
      <text:p text:style-name="P64">Example_<text:span text:style-name="T39">7</text:span></text:p>
      <text:p text:style-name="P64"/>
      <text:p text:style-name="P64"/>
      <text:p text:style-name="P67"><text:soft-page-break/>3_Interrupts_and_switches</text:p>
      <text:p text:style-name="P64"><text:tab/><text:tab/><text:tab/><text:tab/><text:tab/><text:span text:style-name="T41">Basic HW<text:tab/><text:tab/><text:tab/>HW_Extra</text:span></text:p>
      <text:p text:style-name="P64">3A_UART_timer_interrupts<text:tab/><text:tab/> <text:s text:c="4"/><text:span text:style-name="T42">OK<text:tab/><text:tab/><text:tab/><text:tab/> <text:s text:c="6"/>OK</text:span></text:p>
      <text:p text:style-name="P64">3B_Pin_Change_Interrupt<text:tab/><text:tab/> <text:s text:c="4"/><text:span text:style-name="T42">OK<text:tab/><text:tab/><text:tab/><text:tab/> <text:s text:c="6"/>OK</text:span></text:p>
      <text:p text:style-name="P64">3C_reaction_time_tester<text:tab/><text:tab/> <text:s text:c="4"/><text:span text:style-name="T43">OK<text:tab/><text:tab/><text:tab/><text:tab/> <text:s text:c="6"/>OK</text:span></text:p>
      <text:p text:style-name="P64">3D_timer_PCI_interrupts<text:tab/><text:tab/> <text:s text:c="4"/><text:span text:style-name="T44">OK<text:tab/><text:tab/><text:tab/><text:tab/> <text:s text:c="6"/>OK</text:span></text:p>
      <text:p text:style-name="P64">3E_Keypress_logger<text:tab/><text:tab/><text:tab/> <text:s text:c="4"/><text:span text:style-name="T45">OK<text:tab/><text:tab/><text:tab/><text:tab/> <text:s text:c="6"/>OK</text:span></text:p>
      <text:p text:style-name="P64">3F_Prime_numbers<text:tab/><text:tab/><text:tab/> <text:s text:c="4"/><text:span text:style-name="T45">OK<text:tab/><text:tab/><text:tab/><text:tab/> <text:s text:c="6"/>OK</text:span></text:p>
      <text:p text:style-name="P64">3G_Prime_numbers_plus<text:tab/><text:tab/> <text:s text:c="4"/><text:span text:style-name="T46">OK<text:tab/><text:tab/><text:tab/><text:tab/> <text:s text:c="6"/>OK</text:span></text:p>
      <text:p text:style-name="P64"/>
      <text:p text:style-name="P64"/>
      <text:p text:style-name="P67">4_binary_and_bit_operations</text:p>
      <text:p text:style-name="P64"/>
      <text:p text:style-name="P64">1_Bit_ops_1</text:p>
      <text:p text:style-name="P64">2_Bit_ops_2</text:p>
      <text:p text:style-name="P64">3_Division_subroutine</text:p>
      <text:p text:style-name="P64">4_Char_to_binary</text:p>
      <text:p text:style-name="P64"/>
      <text:p text:style-name="P64"/>
      <text:p text:style-name="P64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5T11:31:51.033000000</dc:date>
    <meta:editing-duration>PT20H47M13S</meta:editing-duration>
    <meta:editing-cycles>92</meta:editing-cycles>
    <meta:document-statistic meta:table-count="0" meta:image-count="0" meta:object-count="0" meta:page-count="4" meta:paragraph-count="130" meta:word-count="751" meta:character-count="5479" meta:non-whitespace-character-count="4571"/>
  </office:meta>
</office:document-meta>
</file>